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able_20_Contents">
      <style:paragraph-properties fo:text-align="end" style:justify-single-word="false"/>
      <style:text-properties fo:font-weight="bold" officeooo:rsid="000c3c6c" officeooo:paragraph-rsid="000c3c6c" style:font-weight-asian="bold" style:font-name-complex="Noto Naskh Arabic" style:font-weight-complex="bold"/>
    </style:style>
    <style:style style:name="P2" style:family="paragraph" style:parent-style-name="Table_20_Contents">
      <style:paragraph-properties fo:text-align="center" style:justify-single-word="false"/>
      <style:text-properties fo:font-weight="bold" officeooo:rsid="000c3c6c" officeooo:paragraph-rsid="000c3c6c" style:font-weight-asian="bold" style:font-name-complex="Noto Naskh Arabic" style:font-weight-complex="bold"/>
    </style:style>
    <style:style style:name="P3" style:family="paragraph" style:parent-style-name="Table_20_Contents">
      <style:paragraph-properties fo:text-align="center" style:justify-single-word="false"/>
      <style:text-properties fo:font-weight="bold" officeooo:rsid="000c3c6c" officeooo:paragraph-rsid="000c3c6c" style:font-weight-asian="bold" style:font-weight-complex="bold"/>
    </style:style>
    <style:style style:name="P4" style:family="paragraph" style:parent-style-name="Footer">
      <style:paragraph-properties fo:text-align="end" style:justify-single-word="false" style:writing-mode="rl-tb"/>
      <style:text-properties fo:font-weight="normal" officeooo:rsid="000788eb" officeooo:paragraph-rsid="000c3c6c" style:font-weight-asian="normal" style:font-weight-complex="normal"/>
    </style:style>
    <style:style style:name="P5" style:family="paragraph" style:parent-style-name="Standard">
      <style:paragraph-properties fo:text-align="center" style:justify-single-word="false" style:writing-mode="rl-tb"/>
      <style:text-properties fo:font-size="14pt" style:font-size-asian="14pt" style:font-name-complex="Noto Naskh Arabic" style:font-size-complex="14pt"/>
    </style:style>
    <style:style style:name="P6" style:family="paragraph" style:parent-style-name="Standard">
      <style:paragraph-properties fo:text-align="end" style:justify-single-word="false" style:writing-mode="rl-tb"/>
      <style:text-properties fo:font-size="12.5pt" style:font-size-asian="12.5pt" style:font-name-complex="Noto Naskh Arabic" style:font-size-complex="12.5pt"/>
    </style:style>
    <style:style style:name="P7" style:family="paragraph" style:parent-style-name="Standard">
      <style:paragraph-properties fo:text-align="end" style:justify-single-word="false" style:writing-mode="rl-tb"/>
      <style:text-properties fo:font-size="12.5pt" officeooo:paragraph-rsid="0017e6a7" style:font-size-asian="12.5pt" style:font-name-complex="Noto Naskh Arabic" style:font-size-complex="12.5pt"/>
    </style:style>
    <style:style style:name="P8" style:family="paragraph" style:parent-style-name="Standard">
      <style:paragraph-properties fo:text-align="end" style:justify-single-word="false" style:writing-mode="rl-tb"/>
      <style:text-properties fo:font-size="12.5pt" officeooo:paragraph-rsid="001ae1ef" style:font-size-asian="12.5pt" style:font-name-complex="Noto Naskh Arabic" style:font-size-complex="12.5pt"/>
    </style:style>
    <style:style style:name="P9" style:family="paragraph" style:parent-style-name="Standard">
      <style:paragraph-properties fo:margin-top="1.09mm" fo:margin-bottom="0mm" style:contextual-spacing="false" fo:line-height="100%" fo:text-align="end" style:justify-single-word="false" style:writing-mode="rl-tb"/>
      <style:text-properties fo:font-size="12.5pt" style:font-size-asian="12.5pt" style:font-name-complex="Noto Naskh Arabic" style:font-size-complex="12.5pt"/>
    </style:style>
    <style:style style:name="P10"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c5255" style:font-size-asian="12.5pt" style:font-name-complex="Noto Naskh Arabic" style:font-size-complex="12.5pt"/>
    </style:style>
    <style:style style:name="P11"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62dcd" style:font-size-asian="12.5pt" style:font-name-complex="Noto Naskh Arabic" style:font-size-complex="12.5pt"/>
    </style:style>
    <style:style style:name="P12"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bffbe" style:font-size-asian="12.5pt" style:font-name-complex="Noto Naskh Arabic" style:font-size-complex="12.5pt"/>
    </style:style>
    <style:style style:name="P13" style:family="paragraph" style:parent-style-name="Standard">
      <style:paragraph-properties fo:margin-top="1.09mm" fo:margin-bottom="0mm" style:contextual-spacing="false" fo:line-height="100%" fo:text-align="end" style:justify-single-word="false" style:writing-mode="rl-tb"/>
      <style:text-properties fo:font-size="12.5pt" fo:font-weight="bold" style:font-size-asian="12.5pt" style:font-weight-asian="bold" style:font-name-complex="Noto Naskh Arabic" style:font-size-complex="12.5pt" style:font-weight-complex="bold"/>
    </style:style>
    <style:style style:name="P14" style:family="paragraph" style:parent-style-name="Standard">
      <style:paragraph-properties fo:margin-top="1.09mm" fo:margin-bottom="0mm" style:contextual-spacing="false" fo:line-height="100%" fo:text-align="end" style:justify-single-word="false" style:writing-mode="rl-tb"/>
      <style:text-properties fo:font-size="12.5pt" fo:font-style="italic" style:font-size-asian="12.5pt" style:font-style-asian="italic" style:font-name-complex="Noto Naskh Arabic" style:font-size-complex="12.5pt" style:font-style-complex="italic"/>
    </style:style>
    <style:style style:name="P15" style:family="paragraph" style:parent-style-name="Standard">
      <style:paragraph-properties fo:margin-top="1.09mm" fo:margin-bottom="0mm" style:contextual-spacing="false" fo:line-height="100%" fo:text-align="end" style:justify-single-word="false" style:writing-mode="rl-tb"/>
      <style:text-properties fo:font-size="12.5pt" fo:font-style="italic" officeooo:paragraph-rsid="000cd6fa" style:font-size-asian="12.5pt" style:font-style-asian="italic" style:font-name-complex="Noto Naskh Arabic" style:font-size-complex="12.5pt" style:font-style-complex="italic"/>
    </style:style>
    <style:style style:name="P16" style:family="paragraph" style:parent-style-name="Standard">
      <style:paragraph-properties fo:text-align="center" style:justify-single-word="false" style:writing-mode="rl-tb"/>
      <style:text-properties fo:font-size="16pt" fo:font-weight="bold" style:font-size-asian="16pt" style:font-weight-asian="bold" style:font-name-complex="Noto Naskh Arabic" style:font-size-complex="16pt" style:font-weight-complex="bold"/>
    </style:style>
    <style:style style:name="P17" style:family="paragraph" style:parent-style-name="Standard">
      <style:paragraph-properties fo:margin-top="1.09mm" fo:margin-bottom="0mm" style:contextual-spacing="false" fo:line-height="100%" fo:text-align="end" style:justify-single-word="false" style:writing-mode="rl-tb"/>
    </style:style>
    <style:style style:name="P18" style:family="paragraph" style:parent-style-name="Standard">
      <style:paragraph-properties fo:margin-top="1.09mm" fo:margin-bottom="0mm" style:contextual-spacing="false" fo:line-height="100%" fo:text-align="end" style:justify-single-word="false" style:writing-mode="rl-tb"/>
      <style:text-properties officeooo:paragraph-rsid="000c5255"/>
    </style:style>
    <style:style style:name="P19" style:family="paragraph" style:parent-style-name="Standard">
      <style:paragraph-properties fo:text-align="end" style:justify-single-word="false" style:writing-mode="rl-tb"/>
      <style:text-properties officeooo:paragraph-rsid="0017e6a7"/>
    </style:style>
    <style:style style:name="P20" style:family="paragraph" style:parent-style-name="Standard" style:list-style-name="L1">
      <style:paragraph-properties fo:text-align="end" style:justify-single-word="false" style:writing-mode="rl-tb"/>
      <style:text-properties fo:font-size="12.5pt" style:font-size-asian="12.5pt" style:font-name-complex="Noto Naskh Arabic" style:font-size-complex="12.5pt"/>
    </style:style>
    <style:style style:name="T1" style:family="text">
      <style:text-properties officeooo:rsid="0001a2c6"/>
    </style:style>
    <style:style style:name="T2" style:family="text">
      <style:text-properties style:text-position="super 58%" fo:font-size="14pt" fo:font-style="normal" fo:font-weight="bold" style:font-size-asian="14pt" style:font-style-asian="normal" style:font-weight-asian="bold" style:font-name-complex="Noto Naskh Arabic" style:font-size-complex="14pt" style:font-style-complex="normal" style:font-weight-complex="bold"/>
    </style:style>
    <style:style style:name="T3" style:family="text">
      <style:text-properties style:text-position="super 58%"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bold" officeooo:rsid="0001a2c6" style:font-weight-asian="bold" style:font-weight-complex="bold"/>
    </style:style>
    <style:style style:name="T6" style:family="text">
      <style:text-properties fo:font-weight="bold" officeooo:rsid="00025cfc" style:font-weight-asian="bold" style:font-weight-complex="bold"/>
    </style:style>
    <style:style style:name="T7" style:family="text">
      <style:text-properties fo:font-weight="bold" officeooo:rsid="0003b875" style:font-weight-asian="bold" style:font-weight-complex="bold"/>
    </style:style>
    <style:style style:name="T8" style:family="text">
      <style:text-properties fo:font-weight="bold" officeooo:rsid="000a806d" style:font-weight-asian="bold" style:font-weight-complex="bold"/>
    </style:style>
    <style:style style:name="T9" style:family="text">
      <style:text-properties fo:font-weight="bold" officeooo:rsid="00062dcd" style:font-weight-asian="bold" style:font-weight-complex="bold"/>
    </style:style>
    <style:style style:name="T10" style:family="text">
      <style:text-properties fo:font-weight="bold" officeooo:rsid="000788eb" style:font-weight-asian="bold" style:font-weight-complex="bold"/>
    </style:style>
    <style:style style:name="T11" style:family="text">
      <style:text-properties fo:font-weight="bold" officeooo:rsid="0015c3dc" style:font-weight-asian="bold" style:font-weight-complex="bold"/>
    </style:style>
    <style:style style:name="T12" style:family="text">
      <style:text-properties fo:font-weight="bold" officeooo:rsid="001d0547" style:font-weight-asian="bold" style:font-weight-complex="bold"/>
    </style:style>
    <style:style style:name="T13" style:family="text">
      <style:text-properties fo:font-weight="bold" officeooo:rsid="0023e89f" style:font-weight-asian="bold" style:font-weight-complex="bold"/>
    </style:style>
    <style:style style:name="T14" style:family="text">
      <style:text-properties fo:font-weight="bold" officeooo:rsid="002583e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067be3" style:font-style-asian="italic" style:font-style-complex="italic"/>
    </style:style>
    <style:style style:name="T17" style:family="text">
      <style:text-properties officeooo:rsid="0003b875"/>
    </style:style>
    <style:style style:name="T18" style:family="text">
      <style:text-properties officeooo:rsid="00062dcd"/>
    </style:style>
    <style:style style:name="T19" style:family="text">
      <style:text-properties officeooo:rsid="000788eb"/>
    </style:style>
    <style:style style:name="T20" style:family="text">
      <style:text-properties officeooo:rsid="000cd6fa"/>
    </style:style>
    <style:style style:name="T21" style:family="text">
      <style:text-properties fo:color="#eeeeee" loext:opacity="100%"/>
    </style:style>
    <style:style style:name="T22" style:family="text">
      <style:text-properties fo:color="#eeeeee" loext:opacity="100%" officeooo:rsid="0001a2c6"/>
    </style:style>
    <style:style style:name="T23" style:family="text">
      <style:text-properties fo:color="#eeeeee" loext:opacity="100%" fo:font-size="12.5pt" style:font-size-asian="12.5pt" style:font-name-complex="Noto Naskh Arabic" style:font-size-complex="12.5pt"/>
    </style:style>
    <style:style style:name="T24" style:family="text">
      <style:text-properties fo:color="#000000" loext:opacity="100%"/>
    </style:style>
    <style:style style:name="T25" style:family="text">
      <style:text-properties fo:color="#000000" loext:opacity="100%" officeooo:rsid="0019e321"/>
    </style:style>
    <style:style style:name="T26" style:family="text">
      <style:text-properties fo:color="#000000" loext:opacity="100%" officeooo:rsid="001ae1ef"/>
    </style:style>
    <style:style style:name="T27" style:family="text">
      <style:text-properties fo:color="#000000" loext:opacity="100%" fo:font-size="12.5pt" officeooo:rsid="001ae1ef" style:font-size-asian="12.5pt" style:font-name-complex="Noto Naskh Arabic" style:font-size-complex="12.5pt"/>
    </style:style>
    <style:style style:name="T28" style:family="text">
      <style:text-properties fo:color="#000000" loext:opacity="100%" fo:font-size="12.5pt" officeooo:rsid="0022b8be" style:font-size-asian="12.5pt" style:font-name-complex="Noto Naskh Arabic" style:font-size-complex="12.5pt"/>
    </style:style>
    <style:style style:name="T29" style:family="text">
      <style:text-properties fo:color="#000000" loext:opacity="100%" officeooo:rsid="0022b8be"/>
    </style:style>
    <style:style style:name="T30" style:family="text">
      <style:text-properties fo:font-size="12.5pt" style:font-size-asian="12.5pt" style:font-name-complex="Noto Naskh Arabic" style:font-size-complex="12.5pt"/>
    </style:style>
    <style:style style:name="T31" style:family="text">
      <style:text-properties fo:font-size="12.5pt" officeooo:rsid="0017e6a7" style:font-size-asian="12.5pt" style:font-name-complex="Noto Naskh Arabic" style:font-size-complex="12.5pt"/>
    </style:style>
    <style:style style:name="T32" style:family="text">
      <style:text-properties fo:font-size="12.5pt" officeooo:rsid="0003b875" style:font-size-asian="12.5pt" style:font-name-complex="Noto Naskh Arabic" style:font-size-complex="12.5pt"/>
    </style:style>
    <style:style style:name="T33" style:family="text">
      <style:text-properties fo:font-size="12.5pt" officeooo:rsid="001d0547" style:font-size-asian="12.5pt" style:font-name-complex="Noto Naskh Arabic" style:font-size-complex="12.5pt"/>
    </style:style>
    <style:style style:name="T34" style:family="text">
      <style:text-properties fo:font-size="12.5pt" fo:font-weight="bold" style:font-size-asian="12.5pt" style:font-weight-asian="bold" style:font-name-complex="Noto Naskh Arabic" style:font-size-complex="12.5pt" style:font-weight-complex="bold"/>
    </style:style>
    <style:style style:name="T35" style:family="text">
      <style:text-properties fo:font-size="12.5pt" fo:font-weight="bold" officeooo:rsid="001441f4" style:font-size-asian="12.5pt" style:font-weight-asian="bold" style:font-name-complex="Noto Naskh Arabic" style:font-size-complex="12.5pt" style:font-weight-complex="bold"/>
    </style:style>
    <style:style style:name="T36" style:family="text">
      <style:text-properties fo:font-size="12.5pt" fo:font-weight="bold" officeooo:rsid="000788eb" style:font-size-asian="12.5pt" style:font-weight-asian="bold" style:font-name-complex="Noto Naskh Arabic" style:font-size-complex="12.5pt" style:font-weight-complex="bold"/>
    </style:style>
    <style:style style:name="T37" style:family="text">
      <style:text-properties fo:font-size="12.5pt" fo:font-weight="bold" officeooo:rsid="0003b875" style:font-size-asian="12.5pt" style:font-weight-asian="bold" style:font-name-complex="Noto Naskh Arabic" style:font-size-complex="12.5pt" style:font-weight-complex="bold"/>
    </style:style>
    <style:style style:name="T38" style:family="text">
      <style:text-properties fo:font-size="12.5pt" fo:font-style="italic" style:font-size-asian="12.5pt" style:font-style-asian="italic" style:font-name-complex="Noto Naskh Arabic" style:font-size-complex="12.5pt" style:font-style-complex="italic"/>
    </style:style>
    <style:style style:name="T39" style:family="text">
      <style:text-properties fo:font-size="12.5pt" fo:font-style="italic" officeooo:rsid="0011f2d9" style:font-size-asian="12.5pt" style:font-style-asian="italic" style:font-name-complex="Noto Naskh Arabic" style:font-size-complex="12.5pt" style:font-style-complex="italic"/>
    </style:style>
    <style:style style:name="T40" style:family="text">
      <style:text-properties fo:font-size="12.5pt" fo:font-style="italic" officeooo:rsid="001ae1ef" style:font-size-asian="12.5pt" style:font-style-asian="italic" style:font-name-complex="Noto Naskh Arabic" style:font-size-complex="12.5pt" style:font-style-complex="italic"/>
    </style:style>
    <style:style style:name="T41" style:family="text">
      <style:text-properties officeooo:rsid="001441f4"/>
    </style:style>
    <style:style style:name="T42" style:family="text">
      <style:text-properties officeooo:rsid="001753aa"/>
    </style:style>
    <style:style style:name="T43" style:family="text">
      <style:text-properties officeooo:rsid="0017e6a7"/>
    </style:style>
    <style:style style:name="T44" style:family="text">
      <style:text-properties officeooo:rsid="0019e321"/>
    </style:style>
    <style:style style:name="T45" style:family="text">
      <style:text-properties officeooo:rsid="001ae1ef"/>
    </style:style>
    <style:style style:name="T46" style:family="text">
      <style:text-properties officeooo:rsid="001bde41"/>
    </style:style>
    <style:style style:name="T47" style:family="text">
      <style:text-properties officeooo:rsid="001d0144"/>
    </style:style>
    <style:style style:name="T48" style:family="text">
      <style:text-properties officeooo:rsid="001d0547"/>
    </style:style>
    <style:style style:name="T49" style:family="text">
      <style:text-properties officeooo:rsid="0022b8be"/>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بسم الله الرحمن الرحيم</text:p>
      <text:p text:style-name="P5"><text:span text:style-name="T4">عقد </text:span><text:span text:style-name="T14">إ</text:span><text:span text:style-name="T4">جار أملاك طبقا للقانون </text:span><text:span text:style-name="T5">4</text:span><text:span text:style-name="T4"> لسنة </text:span><text:span text:style-name="T5">1996</text:span></text:p>
      <text:p text:style-name="P19"><text:span text:style-name="T30">إنه في يوم </text:span><text:span text:style-name="T31">الأحد </text:span><text:span text:style-name="T30">الموافق</text:span><text:span text:style-name="T31"> 1/1 /2023م</text:span></text:p>
      <text:p text:style-name="P7">قد <text:span text:style-name="T1">أ</text:span>جر السيد/<text:span text:style-name="T29">فلان الفلاني بن علان العلاني</text:span> “طرف أول” التابع <text:span text:style-name="T43">لجمهورية مصر العربية</text:span></text:p>
      <text:p text:style-name="P6">إلى السيد/<text:span text:style-name="T29">تلتان التلتاني بن ربعان الفلاني</text:span>. “<text:span text:style-name="T1">طرف ثان" </text:span><text:s/>- ويحمل <text:span text:style-name="T43">بطاقة رقم قومي:</text:span><text:span text:style-name="T49">3</text:span><text:span text:style-name="T43">64123</text:span><text:span text:style-name="T49">599</text:span><text:span text:style-name="T43">0</text:span><text:span text:style-name="T49">00</text:span><text:span text:style-name="T43">3</text:span><text:span text:style-name="T49">2</text:span><text:span text:style-name="T43"> <text:s/></text:span><text:span text:style-name="T22">.</text:span><text:span text:style-name="T1"> والمقيم بـ</text:span><text:span text:style-name="T44">حي ال</text:span><text:span text:style-name="T49">جوهرة</text:span><text:span text:style-name="T44">، مركز</text:span><text:span text:style-name="T49">ابو اربعات</text:span><text:span text:style-name="T44">، </text:span><text:span text:style-name="T49">شمالية</text:span><text:span text:style-name="T44">. “طرف ثان"</text:span></text:p>
      <text:p text:style-name="P6">ماهو : المحل رقم<text:span text:style-name="T25">4</text:span> بالعقار<text:span text:style-name="T24"> </text:span><text:span text:style-name="T25">رقم 30 ش</text:span><text:span text:style-name="T29"> النصر</text:span><text:span text:style-name="T25"> بندر </text:span><text:span text:style-name="T29">ابو اربعات</text:span><text:span text:style-name="T25">.</text:span></text:p>
      <text:p text:style-name="P6">ومساحته وحدوده كما هي بالترخيص رقم<text:span text:style-name="T49">99</text:span> لسنة <text:span text:style-name="T49">2000</text:span><text:span text:style-name="T44"> </text:span>بقصد استعماله<text:span text:style-name="T21"> </text:span><text:span text:style-name="T25">في بيع وتجهيز المأكولات.</text:span></text:p>
      <text:p text:style-name="P8">وأقر المستأجر أنه استلم صورة من الترخيص<text:span text:style-name="T45"> <text:s/>رقم</text:span><text:span text:style-name="T49">99 </text:span><text:span text:style-name="T45">لسنة </text:span><text:span text:style-name="T49">2000</text:span></text:p>
      <text:list xml:id="list2454323967" text:style-name="L1">
        <text:list-item>
          <text:p text:style-name="P20"><text:s/>ولايحق له استعماله في أي نشاط مقلق للراحة أو مزعج أو تصدر عنه روائح كريهة .</text:p>
        </text:list-item>
        <text:list-item>
          <text:p text:style-name="P20">لايجوز للمستأجر أن يقوم بممارسة أي نشاط أو عمل أي نشاط موجود بالمبني .</text:p>
        </text:list-item>
      </text:list>
      <text:p text:style-name="P13">أقر طرفي التعاقد بكامل أهليتهما المدنية واتفقا على ما <text:span text:style-name="T41">ي</text:span>لي :</text:p>
      <text:p text:style-name="P10"><text:span text:style-name="T4">بند </text:span><text:span text:style-name="T6">1</text:span><text:span text:style-name="T4">:</text:span> اتفق الطرفان على أن مدة العقد تبدأ من<text:span text:style-name="T45">1 /</text:span><text:span text:style-name="T49">2</text:span><text:span text:style-name="T45"> 1 / 2023م</text:span> وتنتهي<text:span text:style-name="T21"> </text:span><text:span text:style-name="T26">31/ 12/ 202</text:span><text:span text:style-name="T29">7</text:span><text:span text:style-name="T26">م.</text:span></text:p>
      <text:p text:style-name="P10"><text:span text:style-name="T6">بند 2</text:span><text:span text:style-name="T4">:</text:span> أقر الطرف الثاني بأنه قد عاين العقار المذكور والمحل المؤجر له معاينة نافية للجهالة وقبله على وضعه الحالي وأنه استلم المحل المؤجر له إستلاما فعليا وأصبحت تحت يده وفى حيازته من يوم<text:span text:style-name="T21"> </text:span><text:span text:style-name="T26">24/ 12/ 201</text:span><text:span text:style-name="T29">5</text:span><text:span text:style-name="T26">م.</text:span></text:p>
      <text:p text:style-name="P9"><text:span text:style-name="T4">بند </text:span><text:span text:style-name="T6">3</text:span><text:span text:style-name="T4"> :</text:span> أقر المستأجر أن <text:span text:style-name="T42">ال</text:span>إيجار الشهرى للمحل مبلغ<text:span text:style-name="T26"> </text:span><text:span text:style-name="T29">1</text:span><text:span text:style-name="T26">000</text:span> جنيها <text:span text:style-name="T45">مصري</text:span> (<text:span text:style-name="T49">ألف </text:span><text:span text:style-name="T26"><text:s/>جنيها مصرياً</text:span>) شهريا تسدد أول يوم من كل شهر ميلادي للمؤجر بالإيصال اللازم .</text:p>
      <text:p text:style-name="P17"><text:span text:style-name="T2">*</text:span><text:span text:style-name="T38"> وأقر المستأجر التزامه بأن الإيجار اليومي للمحلات بعد انتهاء مدة العقد</text:span><text:span text:style-name="T39">1000 </text:span><text:span text:style-name="T38">جنية عن كل يوم تأخير لم يسلم فيه المحل تسليم</text:span><text:span text:style-name="T40">اً</text:span><text:span text:style-name="T38"> فعلي</text:span><text:span text:style-name="T40">اً</text:span><text:span text:style-name="T38"> للمالك.</text:span></text:p>
      <text:p text:style-name="P18"><text:span text:style-name="T37">بند 4:</text:span><text:span text:style-name="T32"> </text:span><text:span text:style-name="T30"><text:s/>أقر الطرف الثاني بإضافة زيادة</text:span><text:span text:style-name="T27">10</text:span><text:span text:style-name="T30">% </text:span><text:span text:style-name="T32">(</text:span><text:span text:style-name="T27">عشرة في المائة</text:span><text:span text:style-name="T32">)</text:span><text:span text:style-name="T30">سنوياً من آخر أجرة اتفاقية مدفوعة وذلك ابتداء من</text:span><text:span text:style-name="T27">1/ 1/ 202</text:span><text:span text:style-name="T28">5</text:span><text:span text:style-name="T27">م.</text:span><text:span text:style-name="T23"> </text:span><text:span text:style-name="T30"><text:s/></text:span></text:p>
      <text:p text:style-name="P10"><text:span text:style-name="T4">بند </text:span><text:span text:style-name="T7">5:</text:span><text:span text:style-name="T17"> </text:span><text:s/>أقر<text:span text:style-name="T45">ا</text:span>لمستاجر إذا تأخر عن سداد ال<text:span text:style-name="T45">أ</text:span>جرة في الميعاد المتفق عليه يكون العقد مفسوخا دون حاجة إلى تنبيه أو إنذار أو الحصول على حكم قضائي حتى إذا قام بسداد الإيجار بعد الميعاد المتفق علي<text:span text:style-name="T45">ه</text:span>.</text:p>
      <text:p text:style-name="P15"><text:span text:style-name="T3">*</text:span>وأقر المستأجر بسداد قيمة الأجرة المتأخرة بالإضافة إلى نسبة<text:span text:style-name="T46">20</text:span>% <text:span text:style-name="T46">(عشرون في المائة</text:span><text:span text:style-name="T17">)</text:span>عن كل شهر تأخير حتى تاريخ السداد <text:span text:style-name="T17">الفعلي مع نفاذ كافة بنود العقد.</text:span></text:p>
      <text:p text:style-name="P15"><text:span text:style-name="T3">*</text:span> وأقر المستأجر بأن للمؤجر الحق في وضع يده على العين المؤجرة بمحتوياتها عند حدوث تأخير في دفع الإيجار في الميعاد المتفق عليه دون حاجة إلى تنبيه أو إنذار أو الحصول على حكم قضائي ولا يحق للمستأجر اعتراض المؤجر أو الرجوع على المؤجر في أي مطالبات في الحال أو الاستقبال .</text:p>
      <text:p text:style-name="P9"><text:soft-page-break/><text:span text:style-name="T4">بند </text:span><text:span text:style-name="T7">6</text:span><text:span text:style-name="T4"> :</text:span> أقر المستأجر بالتزامه بسداد الإيجار أو إيداعه بأي بنك يحدده المؤجر إذا طلب منه المؤجر ذلك .</text:p>
      <text:p text:style-name="P9"><text:span text:style-name="T4">بند </text:span><text:span text:style-name="T7">7</text:span><text:span text:style-name="T4">:</text:span> أقر <text:span text:style-name="T17">الطرف</text:span> الثاني (المستأجر) باستعمال العين المؤجرة له وفقا للنشاط المتفق عليه بالعقد وطبقاً للقرارات واللوائح المنظمة للمحلات بالمدينة وأن يحافظ عليها ويرعاها كما يرعى الإنسان ماله الخاص.</text:p>
      <text:p text:style-name="P14"><text:span text:style-name="T3">*</text:span> أقر المستأجر التزامه عند عمل أي إعلانات أو مطبوعات أو عبوات خاصة بنشاط المحل المؤجر له أن يكون مدون عليها العنوان (<text:span text:style-name="T4"> برج </text:span><text:span text:style-name="T13">الأمل</text:span><text:span text:style-name="T4"> - أمام مجلس مدينة</text:span><text:span text:style-name="T13"> ابو اربعات</text:span> ) .</text:p>
      <text:p text:style-name="P9"><text:span text:style-name="T4">ب</text:span><text:span text:style-name="T8">ند</text:span><text:span text:style-name="T4">د </text:span><text:span text:style-name="T9">8</text:span><text:span text:style-name="T4"> </text:span>: أقر المستأجر أن كل ما ينفقه بعد استلامه للعين المؤجرة بصدد أي تشطيبات أو تجهيزات لا يلزم المالك بشيء منها ولا يحق للمستأجر طلب قيمتها في الحال أو الاستقبال .</text:p>
      <text:p text:style-name="P9"><text:span text:style-name="T4">بند </text:span><text:span text:style-name="T9">9</text:span><text:span text:style-name="T4"> :</text:span> كل ما يوجد بالعين المؤجرة من أساس ومنقولات ضامنة لسداد الأجرة المستحقة على العين في حالة التأخير عن السداد فى الميعاد المتفق عليه وللمؤجر الحق فى حجزها للحجز عليها واستيفاء حقه منه<text:span text:style-name="T18">ا.</text:span></text:p>
      <text:p text:style-name="P9"><text:span text:style-name="T4">بند </text:span><text:span text:style-name="T9">10</text:span><text:span text:style-name="T4">:</text:span> أقر الطرف الثاني <text:span text:style-name="T47">،</text:span>المستأجر<text:span text:style-name="T47">،</text:span> أنه إذا ترك العين المؤجرة له قبل نهاية العقد لأى سبب كان بإرادته أو بحكم قضائي أو أى سبب أخر يلتزم بدفع باقي المدة المتفق عليها بهذا العقد مع مصاريف ما يكون قد أتلفه بها .</text:p>
      <text:p text:style-name="P11"><text:span text:style-name="T4">بند </text:span><text:span text:style-name="T9">11</text:span><text:span text:style-name="T4"> :</text:span> أقر المستأجر بالتزامه بدفع الضرائب العقارية المستحقة على العين المؤجرة له وقيمة رسوم النظافة والأمن والنظافة واستهلاك مياه وكهرباء دورات المياه الخاصة بالمبنى وأي خدمات أخرى يقرها المؤجر مستقبلا.</text:p>
      <text:p text:style-name="P9"><text:span text:style-name="T4">بند </text:span><text:span text:style-name="T9">12</text:span><text:span text:style-name="T4"> :</text:span> اقر المستأجر بالتزامه بعدم التعرض للأعمدة أو للسقف أو للخرسانات أو الكمرات الرابطة للأعمدة والموجودة بالمبنى داخل الم<text:span text:style-name="T18">ح</text:span>لات والموجودة أسفل السقف <text:span text:style-name="T18">ب 220سم بارتفاع 30سم وعرض 35سم و</text:span>يكون مسئول<text:span text:style-name="T47">اً</text:span> جنائيا ومدنيا عن مخالفة ذلك .</text:p>
      <text:p text:style-name="P9"><text:span text:style-name="T4">بند </text:span><text:span text:style-name="T9">13</text:span><text:span text:style-name="T4">:</text:span> اقر المستأجر بالتزامه بعدم إقامة دورات مياه بالمحل أو أي تعديل أو إضافة إلا بعد الرجوع للمالك والحصول على إذن كتابي من<text:span text:style-name="T47">ه.</text:span></text:p>
      <text:p text:style-name="P9"><text:span text:style-name="T3">*</text:span><text:span text:style-name="T15"> وأقر المستأجر بأنه استلم واجهة المحل مشطبة بمعرفة المالك من يفط إعلان مضيئة وخارجات من الحديد وسلك البقلاوة مغ</text:span><text:span text:style-name="T16">طاة</text:span><text:span text:style-name="T15"> بالرخام وواجهات ورخام وزجاج سيكوريت وألوميتال وأبواب صاجٍ شرائح وأي إكسسوارات أخرى , ولا يحق للطرف الثاني اعتراض الطرف الأول في أي شيء يخص هذا الشأن من إحلال وتجديد وخلافه » وملزم بالحفاظ عليها على الحالة التي استلمها بها وملزم بإصلاح أي ت</text:span><text:span text:style-name="T16">ل</text:span><text:span text:style-name="T15">ف يحدث لها في الحال على نفقته .</text:span></text:p>
      <text:p text:style-name="P9"><text:span text:style-name="T3">*</text:span><text:span text:style-name="T15"> وأقر المستأجر أنه استلم جميع التشطيبات المذكورة بالعقد على سبيل الأمانة ويجب المحافظة عليها طوال مدة العقد وعند حدوث تلف كلي أو جزئي بها أو نقص كلي أو جزئي بها أثناء مدة العقد أو عدم تسليمها للمؤجر على حالتها الاصلية بعد انتهاء مدة العقد يكون خائنا ومبددا للأمانة ويطبق عليه بنود المادة رقم </text:span><text:span text:style-name="T16">341 </text:span><text:span text:style-name="T15">من قانون العقوبات.</text:span></text:p>
      <text:p text:style-name="P10"><text:soft-page-break/><text:span text:style-name="T4">بند </text:span><text:span text:style-name="T10">14</text:span><text:span text:style-name="T4"> :</text:span> لايجوز للمست<text:span text:style-name="T19">أ</text:span>جر أن يؤجر العين المذكورة من الباطن أو التنازل عنها للغير عن أي مدة كانت أو إحداث تغيير بالعين المؤجرة بدون إذن كتابي من المالك وإذا خالف ذلك يكون العقد مفسوخ<text:span text:style-name="T47">اً</text:span> ويلتزم المستأجر بالأعطال والأضرار والمصاريف التي تنتج عن ذلك . </text:p>
      <text:p text:style-name="P10"><text:span text:style-name="T3">*</text:span><text:span text:style-name="T15"> أقر المستأجر بالتزامه بالشكل العام للمبنى وبعدم مخالفة ذلك كما أقر بعدم تركيب تندات أسفل سقف الدور الأول (الأرضي) من صاج وخلافه أو إحداث تغيرات بواجهات المحل </text:span>.</text:p>
      <text:p text:style-name="P10"><text:span text:style-name="T4">بند </text:span><text:span text:style-name="T10">15</text:span><text:span text:style-name="T4"> :</text:span> اقر المستأجر بالتزامه بعدم عمل أي توصيلات خارجية حيث أنه استلم توصيلات مجهزة من داخل المحل وهى كالاتى ( وصلة ثلاث خطوط تليفون وثلاث خطوط إريال تليفزيون وكهرباء <text:span text:style-name="T19">3</text:span> فاز ومياه وصرف وتوصيلة معدة لتركيب عداد المياه) وليس له الحق فى عمل أى توصيلات خارجية أخرى بخلاف تلك التوصيلات التي اقر باستلامها للالتزام بالشكل العام للمبنى .</text:p>
      <text:p text:style-name="P18"><text:span text:style-name="T35">بن</text:span><text:span text:style-name="T34">د </text:span><text:span text:style-name="T36">16</text:span><text:span text:style-name="T34"> :</text:span><text:span text:style-name="T30"> أقر الطرف الثاني </text:span><text:span text:style-name="T33">،</text:span><text:span text:style-name="T30">المستأجر</text:span><text:span text:style-name="T33">،</text:span><text:span text:style-name="T30"> باستلامه التلتوار (الرصيف) الكائن أمام المحل مشطب بمعرفة المؤجر على ان يكون عرضه وارتفاعه وطوله ونوع البلاط أو الرخام به حسب رغبة وما يراه الطرف الأول ولا يحق للطرف الثاني اعتراض الطرف الأول في أي شيء يخص هذا الشأن من إحلال وتجديد وخلافه وعلى الطرف الثاني الالتزام بالمحافظة على التلتوار بالحالة التي استلمه بها وملزم بإصلاح أي تلف يحدث له في الحال على نفقته كما يلتزم بتسليمه بالحالة التى استلمه بها عند انتهاء مدة العقد.</text:span></text:p>
      <text:p text:style-name="P9"><text:span text:style-name="T4">بند </text:span><text:span text:style-name="T10">17</text:span><text:span text:style-name="T4">:</text:span> أقر الطرف الثاني بالتزامه بدفع مبلغ ١٠٠٠جنيه (ألف جنيه) للمؤجر كإيجار يومي للمحل عن كل يوم لم يتسلم فيه العين تسليما فعليا بإقرار كتابي من المالك بعد نهاية المدة المتفق عليها بهذا العقد أو من تاريخ صدور حكم ابتدائي ضد المستأجر بالإخلاء ( أيهما أقرب اذا كان نهاية العقد أو صدور حكم ابتدائي ) مع نفاذ جميع بنود العقد .</text:p>
      <text:p text:style-name="P9"><text:span text:style-name="T10">بند 18:</text:span><text:span text:style-name="T19"> </text:span>اقر الطرف الثاني بالتزامه بتنفيذ جميع بنود هذا العقد وإذا خالف أي بند من بنود هذا العقد يكون العقد مفسوخ<text:span text:style-name="T48">ا</text:span> من تلقاء نفسه ولا يحتاج إلى حكم قضائي مع إلزامه بأن يؤدي مبلغ <text:span text:style-name="T19">60000</text:span> جنيه( ستون ألف جنيه مصري) كشرط جزائي للطرف الأول مع التعويض اللازم و نفاذجميع بنود هذا العقد جبرا عنه طبقا للقانون وأقر الطرف الثاني بقبوله لهذا الشرط . </text:p>
      <text:p text:style-name="P9"><text:span text:style-name="T4">بند </text:span><text:span text:style-name="T10">19:</text:span><text:span text:style-name="T19"> </text:span>اقر الطرف الثاني بموافقته على أن تكون العين المؤجرة محلا وموطنا مختارا لإعلان <text:s/>الطرف الثاني بكافة الأوراق القضائية الناشئة عن هذا العقد أو بمناسبته .</text:p>
      <text:p text:style-name="P10"><text:span text:style-name="T4">بند </text:span><text:span text:style-name="T10">20</text:span><text:span text:style-name="T4">:</text:span> يخضع هذا العقد لأحكام القانون رقم <text:span text:style-name="T19">4</text:span> لسنة <text:span text:style-name="T19">1996</text:span> بشأن أحكام القانون المدني على الأماكن التي لم يسبق تأجيرها والأماكن التي انتهت أو تنتهي عقود إيجارها.</text:p>
      <text:p text:style-name="P10"><text:span text:style-name="T4">بند </text:span><text:span text:style-name="T10">21</text:span><text:span text:style-name="T4">:</text:span> تختص<text:span text:style-name="T4"> محكمة </text:span><text:span text:style-name="T13">ابواربعات</text:span><text:span text:style-name="T4"> الجزئية</text:span> بالنظر فيما ينشأ من منازعات أو خلافه حول بنود هذا العقد. وقد تم تحرير هذا العقد <text:span text:style-name="T20">على ثلاث صفحات</text:span> من نسختين بيد كل طرف نسخة للعمل بها عند اللزوم لا قدر الله .</text:p>
      <text:p text:style-name="P12"><text:span text:style-name="T10">تحريراً في: </text:span><text:span text:style-name="T12">1/ 1/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2" style:family="table">
      <style:table-properties style:width="166.95mm" table:align="center" style:writing-mode="rl-tb"/>
    </style:style>
    <style:style style:name="Table2.A" style:family="table-column">
      <style:table-column-properties style:column-width="55.65mm"/>
    </style:style>
    <style:style style:name="Table2.A1" style:family="table-cell">
      <style:table-cell-properties fo:padding="0.97mm" fo:border="none"/>
    </style:style>
    <style:style style:name="MP1" style:family="paragraph" style:parent-style-name="Table_20_Contents">
      <style:paragraph-properties fo:text-align="end" style:justify-single-word="false"/>
      <style:text-properties fo:font-weight="bold" officeooo:rsid="000c3c6c" officeooo:paragraph-rsid="000c3c6c" style:font-weight-asian="bold" style:font-name-complex="Noto Naskh Arabic" style:font-weight-complex="bold"/>
    </style:style>
    <style:style style:name="MP2" style:family="paragraph" style:parent-style-name="Table_20_Contents">
      <style:paragraph-properties fo:text-align="center" style:justify-single-word="false"/>
      <style:text-properties fo:font-weight="bold" officeooo:rsid="000c3c6c" officeooo:paragraph-rsid="000c3c6c" style:font-weight-asian="bold" style:font-name-complex="Noto Naskh Arabic" style:font-weight-complex="bold"/>
    </style:style>
    <style:style style:name="MP3" style:family="paragraph" style:parent-style-name="Table_20_Contents">
      <style:paragraph-properties fo:text-align="center" style:justify-single-word="false"/>
      <style:text-properties fo:font-weight="bold" officeooo:rsid="000c3c6c" officeooo:paragraph-rsid="000c3c6c" style:font-weight-asian="bold" style:font-weight-complex="bold"/>
    </style:style>
    <style:style style:name="MP4" style:family="paragraph" style:parent-style-name="Footer">
      <style:paragraph-properties fo:text-align="end" style:justify-single-word="false" style:writing-mode="rl-tb"/>
      <style:text-properties fo:font-weight="normal" officeooo:rsid="000788eb" officeooo:paragraph-rsid="000c3c6c" style:font-weight-asian="normal" style:font-weight-complex="normal"/>
    </style:style>
    <style:page-layout style:name="Mpm1">
      <style:page-layout-properties fo:page-width="210.01mm" fo:page-height="297mm" style:num-format="1" style:print-orientation="portrait" fo:margin-top="10mm" fo:margin-bottom="10mm" fo:margin-left="20mm" fo:margin-right="20mm" fo:border="2.35pt double #000000" style:border-line-width="0.26mm 0.04mm 0.53mm" fo:padding-top="0.49mm" fo:padding-bottom="0.49mm" fo:padding-left="0.49mm" fo:padding-right="0.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svg:height="33mm" fo:margin-left="0mm" fo:margin-right="0mm" fo:margin-top="0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text:page-number></text:p>
      </style:header>
      <style:footer>
        <table:table table:name="Table2" table:style-name="Table2">
          <table:table-column table:style-name="Table2.A" table:number-columns-repeated="3"/>
          <table:table-row>
            <table:table-cell table:style-name="Table2.A1" office:value-type="string">
              <text:p text:style-name="MP1">الطرف الأول (المؤجر)</text:p>
            </table:table-cell>
            <table:table-cell table:style-name="Table2.A1" office:value-type="string">
              <text:p text:style-name="MP1">الطرف الثاني (المستأجر)</text:p>
            </table:table-cell>
            <table:table-cell table:style-name="Table2.A1" office:value-type="string">
              <text:p text:style-name="MP2">الشهود</text:p>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9:04:25.058898117</meta:creation-date>
    <dc:date>2024-03-29T18:45:46.213302047</dc:date>
    <meta:editing-duration>PT1H58M45S</meta:editing-duration>
    <meta:editing-cycles>26</meta:editing-cycles>
    <meta:generator>LibreOffice/7.3.7.2$Linux_X86_64 LibreOffice_project/30$Build-2</meta:generator>
    <meta:print-date>2022-11-27T22:47:22.689801278</meta:print-date>
    <meta:document-statistic meta:table-count="1" meta:image-count="0" meta:object-count="0" meta:page-count="3" meta:paragraph-count="44" meta:word-count="1234" meta:character-count="6708" meta:non-whitespace-character-count="5508"/>
  </office:meta>
</office:document-meta>
</file>